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8000001FE0255BFE3FBABB37F.png" manifest:media-type="image/png"/>
  <manifest:file-entry manifest:full-path="Pictures/100000010000026100000197B3AE0955FAD5B037.png" manifest:media-type="image/png"/>
  <manifest:file-entry manifest:full-path="Pictures/1000000100000341000001715A88134A3BA87E7C.png" manifest:media-type="image/png"/>
  <manifest:file-entry manifest:full-path="Pictures/1000000100000322000001A7DEEA46ABE9A33BC1.png" manifest:media-type="image/png"/>
  <manifest:file-entry manifest:full-path="Pictures/10000001000003620000020ECDBEEF8B3C8EB0DA.png" manifest:media-type="image/png"/>
  <manifest:file-entry manifest:full-path="Pictures/10000001000002570000008B48CDD0184D3DE411.png" manifest:media-type="image/png"/>
  <manifest:file-entry manifest:full-path="Pictures/100000010000028B000002422AC898661B17C854.png" manifest:media-type="image/png"/>
  <manifest:file-entry manifest:full-path="Pictures/10000001000002C3000001F8E8BC546776FC5A4B.png" manifest:media-type="image/png"/>
  <manifest:file-entry manifest:full-path="Pictures/10000001000004360000036D31BB676E3F169B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width="16.115cm" svg:height="10.77cm" draw:z-index="0"><draw:image xlink:href="Pictures/100000010000026100000197B3AE0955FAD5B037.png" xlink:type="simple" xlink:show="embed" xlink:actuate="onLoad" draw:mime-type="image/png"/></draw:frame></text:p>
      <text:p text:style-name="Standard"><draw:frame draw:style-name="fr2" draw:name="Imagen2" text:anchor-type="char" svg:width="17cm" svg:height="7.53cm" draw:z-index="1"><draw:image xlink:href="Pictures/1000000100000341000001715A88134A3BA87E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17cm" svg:height="10.324cm" draw:z-index="2"><draw:image xlink:href="Pictures/10000001000003620000020ECDBEEF8B3C8EB0DA.png" xlink:type="simple" xlink:show="embed" xlink:actuate="onLoad" draw:mime-type="image/png"/></draw:frame><text:soft-page-break/></text:p>
      <text:p text:style-name="Standard"/>
      <text:p text:style-name="Standard"><draw:frame draw:style-name="fr2" draw:name="Imagen4" text:anchor-type="char" svg:width="17cm" svg:height="8.966cm" draw:z-index="3"><draw:image xlink:href="Pictures/1000000100000322000001A7DEEA46ABE9A33BC1.png" xlink:type="simple" xlink:show="embed" xlink:actuate="onLoad" draw:mime-type="image/png"/></draw:frame></text:p>
      <text:p text:style-name="Standard"><draw:frame draw:style-name="fr4" draw:name="Imagen5" text:anchor-type="char" svg:width="15.85cm" svg:height="3.678cm" draw:z-index="4"><draw:image xlink:href="Pictures/10000001000002570000008B48CDD0184D3DE411.png" xlink:type="simple" xlink:show="embed" xlink:actuate="onLoad" draw:mime-type="image/png"/></draw:frame></text:p>
      <text:p text:style-name="Standard"/>
      <text:p text:style-name="Standard"><draw:frame draw:style-name="fr3" draw:name="Imagen6" text:anchor-type="char" svg:x="0.159cm" svg:y="0.196cm" svg:width="17cm" svg:height="15.094cm" draw:z-index="5"><draw:image xlink:href="Pictures/100000010000028B000002422AC898661B17C85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7" text:anchor-type="char" svg:width="17cm" svg:height="12.118cm" draw:z-index="6"><draw:image xlink:href="Pictures/10000001000002C3000001F8E8BC546776FC5A4B.png" xlink:type="simple" xlink:show="embed" xlink:actuate="onLoad" draw:mime-type="image/png"/></draw:frame><text:soft-page-break/></text:p>
      <text:p text:style-name="Standard"/>
      <text:p text:style-name="Standard"><draw:frame draw:style-name="fr2" draw:name="Imagen8" text:anchor-type="char" svg:width="17cm" svg:height="10.321cm" draw:z-index="7"><draw:image xlink:href="Pictures/1000000100000348000001FE0255BFE3FBABB3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9" text:anchor-type="char" svg:width="17cm" svg:height="13.831cm" draw:z-index="8"><draw:image xlink:href="Pictures/10000001000004360000036D31BB676E3F169B4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0:18:11.440000000</meta:creation-date>
    <dc:date>2024-09-09T22:19:54.580000000</dc:date>
    <meta:editing-duration>PT2H1M41S</meta:editing-duration>
    <meta:editing-cycles>4</meta:editing-cycles>
    <meta:generator>LibreOffice/7.4.4.2$Windows_X86_64 LibreOffice_project/85569322deea74ec9134968a29af2df5663baa21</meta:generator>
    <meta:document-statistic meta:table-count="0" meta:image-count="9" meta:object-count="0" meta:page-count="5" meta:paragraph-count="0" meta:word-count="0" meta:character-count="0" meta:non-whitespace-character-count="0"/>
  </office:meta>
</office:document-meta>
</file>